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92in" fo:margin-left="0in" fo:margin-right="-0.0042in" table:align="margins" style:shadow="none"/>
    </style:style>
    <style:style style:name="Table1.A" style:family="table-column">
      <style:table-column-properties style:column-width="2.3771in" style:rel-column-width="3423*"/>
    </style:style>
    <style:style style:name="Table1.B" style:family="table-column">
      <style:table-column-properties style:column-width="2.6611in" style:rel-column-width="3832*"/>
    </style:style>
    <style:style style:name="Table1.C" style:family="table-column">
      <style:table-column-properties style:column-width="0.9743in" style:rel-column-width="1403*"/>
    </style:style>
    <style:style style:name="Table1.D" style:family="table-column">
      <style:table-column-properties style:column-width="0.9167in" style:rel-column-width="1320*"/>
    </style:style>
    <style:style style:name="Table1.A1" style:family="table-cell">
      <style:table-cell-properties style:vertical-align="middle" fo:padding="0.0382in" fo:border-left="0.0139in solid #000000" fo:border-right="none" fo:border-top="0.0139in solid #000000" fo:border-bottom="0.0139in solid #000000"/>
    </style:style>
    <style:style style:name="Table1.D1" style:family="table-cell">
      <style:table-cell-properties style:vertical-align="middle" fo:padding="0.0382in" fo:border="0.0139in solid #000000"/>
    </style:style>
    <style:style style:name="Table1.A2" style:family="table-cell">
      <style:table-cell-properties style:vertical-align="middle" fo:padding="0.0382in" fo:border-left="0.0139in solid #000000" fo:border-right="none" fo:border-top="none" fo:border-bottom="0.0139in solid #000000"/>
    </style:style>
    <style:style style:name="Table1.D2" style:family="table-cell">
      <style:table-cell-properties style:vertical-align="middle" fo:padding="0.0382in" fo:border-left="0.0139in solid #000000" fo:border-right="0.0139in solid #000000" fo:border-top="none" fo:border-bottom="0.0139in solid #000000"/>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69in solid #000000" fo:border-right="none" fo:border-top="none" fo:border-bottom="0.0007in solid #000000"/>
    </style:style>
    <style:style style:name="Table1.D3" style:family="table-cell">
      <style:table-cell-properties fo:padding="0.0382in" fo:border-left="0.0069in solid #000000" fo:border-right="0.0007in solid #000000" fo:border-top="none" fo:border-bottom="0.0007in solid #000000"/>
    </style:style>
    <style:style style:name="Table1.A10" style:family="table-cell">
      <style:table-cell-properties fo:background-color="#ffff00" fo:padding="0.0382in" fo:border-left="0.0139in solid #000000" fo:border-right="none" fo:border-top="0.0139in solid #000000" fo:border-bottom="0.0139in solid #000000">
        <style:background-image/>
      </style:table-cell-properties>
    </style:style>
    <style:style style:name="Table1.D10" style:family="table-cell">
      <style:table-cell-properties fo:background-color="#ffff00" fo:padding="0.0382in" fo:border-left="0.0069in solid #000000" fo:border-right="0.0139in solid #000000" fo:border-top="0.0139in solid #000000" fo:border-bottom="0.0139in solid #000000">
        <style:background-image/>
      </style:table-cell-properties>
    </style:style>
    <style:style style:name="Table1.A26" style:family="table-cell">
      <style:table-cell-properties fo:background-color="#ffff00" fo:padding="0.0382in" fo:border-left="0.0139in solid #000000" fo:border-right="none" fo:border-top="0.0139in solid #000000" fo:border-bottom="0.0069in solid #000000">
        <style:background-image/>
      </style:table-cell-properties>
    </style:style>
    <style:style style:name="Table1.B26" style:family="table-cell">
      <style:table-cell-properties fo:background-color="#ffff00" fo:padding="0.0382in" fo:border-left="0.0069in solid #000000" fo:border-right="none" fo:border-top="0.0139in solid #000000" fo:border-bottom="0.0069in solid #000000">
        <style:background-image/>
      </style:table-cell-properties>
    </style:style>
    <style:style style:name="Table1.D26" style:family="table-cell">
      <style:table-cell-properties fo:background-color="#ffff00" fo:padding="0.0382in" fo:border-left="0.0069in solid #000000" fo:border-right="0.0139in solid #000000" fo:border-top="0.0139in solid #000000" fo:border-bottom="0.0069in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Standard" style:master-page-name="First_20_Page">
      <style:paragraph-properties style:page-number="auto"/>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Standard" style:list-style-name="L1">
      <style:paragraph-properties fo:text-align="start" style:justify-single-word="false"/>
      <style:text-properties fo:font-weight="normal" style:font-weight-asian="normal" style:font-weight-complex="normal"/>
    </style:style>
    <style:style style:name="P14" style:family="paragraph" style:parent-style-name="Standard" style:list-style-name="L3">
      <style:paragraph-properties fo:text-align="start" style:justify-single-word="false"/>
      <style:text-properties fo:font-weight="normal" style:font-weight-asian="normal" style:font-weight-complex="normal"/>
    </style:style>
    <style:style style:name="P15" style:family="paragraph" style:parent-style-name="Standard" style:list-style-name="L4">
      <style:paragraph-properties fo:text-align="start" style:justify-single-word="false"/>
      <style:text-properties fo:font-weight="normal" style:font-weight-asian="normal" style:font-weight-complex="normal"/>
    </style:style>
    <style:style style:name="P16" style:family="paragraph" style:parent-style-name="Standard">
      <style:paragraph-properties fo:text-align="start" style:justify-single-word="false"/>
      <style:text-properties fo:font-weight="bold" style:font-weight-asian="bold" style:font-weight-complex="bold"/>
    </style:style>
    <style:style style:name="P17" style:family="paragraph" style:parent-style-name="Standard" style:list-style-name="L2">
      <style:paragraph-properties fo:text-align="start" style:justify-single-word="false"/>
      <style:text-properties fo:font-weight="bold" style:font-weight-asian="bold" style:font-weight-complex="bold"/>
    </style:style>
    <style:style style:name="P18" style:family="paragraph" style:parent-style-name="Standard" style:list-style-name="L3">
      <style:paragraph-properties fo:text-align="start" style:justify-single-word="false"/>
      <style:text-properties fo:font-weight="bold" style:font-weight-asian="bold" style:font-weight-complex="bold"/>
    </style:style>
    <style:style style:name="P19" style:family="paragraph" style:parent-style-name="Standard" style:list-style-name="L4">
      <style:paragraph-properties fo:text-align="start" style:justify-single-word="false"/>
      <style:text-properties fo:font-weight="bold" style:font-weight-asian="bold" style:font-weight-complex="bold"/>
    </style:style>
    <style:style style:name="P20" style:family="paragraph" style:parent-style-name="Standard" style:list-style-name="L5">
      <style:paragraph-properties fo:text-align="start" style:justify-single-word="false"/>
      <style:text-properties fo:font-weight="bold" style:font-weight-asian="bold" style:font-weight-complex="bold"/>
    </style:style>
    <style:style style:name="P21" style:family="paragraph" style:parent-style-name="Standard" style:list-style-name="L14">
      <style:paragraph-properties fo:text-align="start" style:justify-single-word="false"/>
      <style:text-properties fo:font-weight="bold" style:font-weight-asian="bold" style:font-weight-complex="bold"/>
    </style:style>
    <style:style style:name="P22" style:family="paragraph" style:parent-style-name="Standard" style:list-style-name="L15">
      <style:paragraph-properties fo:text-align="start" style:justify-single-word="false"/>
      <style:text-properties fo:font-weight="bold" style:font-weight-asian="bold" style:font-weight-complex="bold"/>
    </style:style>
    <style:style style:name="P23" style:family="paragraph" style:parent-style-name="Standard" style:list-style-name="L17">
      <style:paragraph-properties fo:text-align="start" style:justify-single-word="false"/>
      <style:text-properties fo:font-weight="bold" style:font-weight-asian="bold" style:font-weight-complex="bold"/>
    </style:style>
    <style:style style:name="P24" style:family="paragraph" style:parent-style-name="Standard">
      <style:paragraph-properties fo:text-align="center" style:justify-single-word="false"/>
      <style:text-properties fo:font-weight="bold" style:font-weight-asian="bold" style:font-weight-complex="bold"/>
    </style:style>
    <style:style style:name="P25" style:family="paragraph" style:parent-style-name="Standard">
      <style:paragraph-properties fo:text-align="start" style:justify-single-word="false"/>
    </style:style>
    <style:style style:name="P26" style:family="paragraph" style:parent-style-name="Standard" style:list-style-name="L5">
      <style:paragraph-properties fo:text-align="start" style:justify-single-word="false"/>
    </style:style>
    <style:style style:name="P27" style:family="paragraph" style:parent-style-name="Standard" style:list-style-name="L6">
      <style:paragraph-properties fo:text-align="start" style:justify-single-word="false"/>
    </style:style>
    <style:style style:name="P28" style:family="paragraph" style:parent-style-name="Standard" style:list-style-name="L7">
      <style:paragraph-properties fo:text-align="start" style:justify-single-word="false"/>
    </style:style>
    <style:style style:name="P29" style:family="paragraph" style:parent-style-name="Standard" style:list-style-name="L8">
      <style:paragraph-properties fo:text-align="start" style:justify-single-word="false"/>
    </style:style>
    <style:style style:name="P30" style:family="paragraph" style:parent-style-name="Standard" style:list-style-name="L9">
      <style:paragraph-properties fo:text-align="start" style:justify-single-word="false"/>
    </style:style>
    <style:style style:name="P31" style:family="paragraph" style:parent-style-name="Standard" style:list-style-name="L13">
      <style:paragraph-properties fo:text-align="start" style:justify-single-word="false"/>
    </style:style>
    <style:style style:name="P32" style:family="paragraph" style:parent-style-name="Standard" style:list-style-name="L14">
      <style:paragraph-properties fo:text-align="start" style:justify-single-word="false"/>
    </style:style>
    <style:style style:name="P33" style:family="paragraph" style:parent-style-name="Standard" style:list-style-name="L15">
      <style:paragraph-properties fo:text-align="start" style:justify-single-word="false"/>
    </style:style>
    <style:style style:name="P34" style:family="paragraph" style:parent-style-name="Standard" style:list-style-name="L16">
      <style:paragraph-properties fo:text-align="start" style:justify-single-word="false"/>
    </style:style>
    <style:style style:name="P35" style:family="paragraph" style:parent-style-name="Standard" style:list-style-name="L18">
      <style:paragraph-properties fo:text-align="start" style:justify-single-word="false"/>
    </style:style>
    <style:style style:name="P36" style:family="paragraph" style:parent-style-name="Standard" style:list-style-name="L19">
      <style:paragraph-properties fo:text-align="start" style:justify-single-word="false"/>
    </style:style>
    <style:style style:name="P37"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style:font-style-asian="normal" style:font-style-complex="normal"/>
    </style:style>
    <style:style style:name="P39" style:family="paragraph" style:parent-style-name="Standard" style:list-style-name="L19">
      <style:paragraph-properties fo:text-align="start" style:justify-single-word="false"/>
      <style:text-properties fo:font-style="normal" style:font-style-asian="normal" style:font-style-complex="normal"/>
    </style:style>
    <style:style style:name="P40"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41" style:family="paragraph" style:parent-style-name="Standard">
      <style:paragraph-properties fo:text-align="center" style:justify-single-word="false"/>
    </style:style>
    <style:style style:name="P42" style:family="paragraph" style:parent-style-name="Standard">
      <style:paragraph-properties fo:text-align="start" style:justify-single-word="false" fo:break-before="page"/>
      <style:text-properties fo:font-weight="normal" style:font-weight-asian="normal" style:font-weight-complex="normal"/>
    </style:style>
    <style:style style:name="P43" style:family="paragraph" style:parent-style-name="Table_20_Contents">
      <style:paragraph-properties fo:text-align="start" style:justify-single-word="false"/>
    </style:style>
    <style:style style:name="P44" style:family="paragraph" style:parent-style-name="Table_20_Contents" style:list-style-name="L10">
      <style:paragraph-properties fo:text-align="start" style:justify-single-word="false"/>
    </style:style>
    <style:style style:name="P45" style:family="paragraph" style:parent-style-name="Table_20_Contents" style:list-style-name="L11">
      <style:paragraph-properties fo:text-align="start" style:justify-single-word="false"/>
    </style:style>
    <style:style style:name="P46" style:family="paragraph" style:parent-style-name="Table_20_Contents" style:list-style-name="L12">
      <style:paragraph-properties fo:text-align="start" style:justify-single-word="false"/>
    </style:style>
    <style:style style:name="P47" style:family="paragraph" style:parent-style-name="Table_20_Contents">
      <style:paragraph-properties fo:text-align="center" style:justify-single-word="false"/>
      <style:text-properties fo:font-weight="bold" style:font-weight-asian="bold" style:font-weight-complex="bold"/>
    </style:style>
    <style:style style:name="P48" style:family="paragraph" style:parent-style-name="Table_20_Contents">
      <style:paragraph-properties fo:text-align="start" style:justify-single-word="false"/>
      <style:text-properties fo:font-weight="bold" fo:background-color="#ffff00"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text-position="super 58%" fo:font-style="italic" fo:font-weight="normal" style:font-style-asian="italic" style:font-weight-asian="normal" style:font-style-complex="italic"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For our group project, we have chosen to implement an original space-based, action shooter game called Planet Defense (working title). <text:s/>This game will be written using the Java Binding for the OpenGL API (JOGL) libraries (http://jogamp.org/jogl/www/), and will be rendered using 3D graphics.</text:p>
      <text:p text:style-name="Standard"/>
      <text:p text:style-name="P2">Game Overview</text:p>
      <text:p text:style-name="P4"/>
      <text:p text:style-name="P4">This game is a single-player, third-person (or first-person) shooter in which the user pilots a fighter spacecraft in 3-dimensions. <text:s/>As the title implies, the goal of the game is to defend your vulnerable home planet from the impending perils of hostile spacecraft and wayward asteroids. You must patrol the space surrounding your planet and shoot down any incoming threats using ship-board guns and missiles, while avoiding similar destruction yourself. But don't let down your guard, for your enemies are continuously emerging from the black recesses at the edge of space. The longer you survive, the more complex the threats become and the more frequent their arrival. <text:s/>Go for the high score by lasting as long as possible, until you are inevitably overrun and you, or your home world are destroyed.</text:p>
      <text:p text:style-name="P4"/>
      <text:p text:style-name="P2">Gameplay</text:p>
      <text:p text:style-name="P4"/>
      <text:p text:style-name="P4">As the game opens, you find yourself alone in space, orbiting your home planet. The game camera will alternately be positioned above and behind the ship (third person perspective), or at the front of the ship (first-person perspective). After an initial time period in which the user becomes acclimated to the navigational controls, asteroids and enemy ships will begin to appear at the distant boundaries of the game world (universe), and follow a collision course with your home planet.</text:p>
      <text:p text:style-name="P4"/>
      <text:p text:style-name="P4">After you have located and intercepted your target asteroid or enemy ship, you can destroy it by shooting it with your ship's guns. <text:s/>Some enemy ships will be equipped with similar weapons trained on you and your planet.</text:p>
      <text:p text:style-name="P4"/>
      <text:p text:style-name="P4">Your spacecraft and your home world will both sustain damage from collisions with asteroids, enemy craft, <text:s/>and enemy weapons. <text:s/>The amount of damage will vary, depending on the size of the asteroid/enemy craft and the type of weapon.</text:p>
      <text:p text:style-name="P4"/>
      <text:p text:style-name="P4">The user will control the spacecraft by using various combinations of key presses and/or mouse clicks. <text:s/>The primary navigation controls (yet to be mapped to specific keys) will be: </text:p>
      <text:list xml:id="list32695141" text:style-name="L1">
        <text:list-item>
          <text:p text:style-name="P13">Thrust (propel forward)</text:p>
        </text:list-item>
        <text:list-item>
          <text:p text:style-name="P13">Reverse thrust (stop forward movement)</text:p>
        </text:list-item>
        <text:list-item>
          <text:p text:style-name="P13">Bank (turn) left and right</text:p>
        </text:list-item>
        <text:list-item>
          <text:p text:style-name="P13">Climb (pitch upwards)</text:p>
        </text:list-item>
        <text:list-item>
          <text:p text:style-name="P13">Dive (pitch downwards)</text:p>
        </text:list-item>
      </text:list>
      <text:list xml:id="list32672765" text:style-name="L2">
        <text:list-item>
          <text:p text:style-name="P17">Roll (rotate about longitudinal axis) left and right<text:note text:id="ftn1" text:note-class="footnote"><text:note-citation text:label="*">*</text:note-citation><text:note-body><text:p text:style-name="Footnote">All high-bar optional game features are indicated in <text:span text:style-name="T2">bold</text:span><text:span text:style-name="T1"> font.</text:span></text:p></text:note-body></text:note></text:p>
        </text:list-item>
      </text:list>
      <text:p text:style-name="P3"/>
      <text:p text:style-name="P4">Additional controls include those used for firing weapons:</text:p>
      <text:list xml:id="list32693854" text:style-name="L3">
        <text:list-item>
          <text:p text:style-name="P14">Fire main guns</text:p>
        </text:list-item>
        <text:list-item>
          <text:p text:style-name="P18"><text:soft-page-break/>Fire a craft-seeking missile</text:p>
        </text:list-item>
        <text:list-item>
          <text:p text:style-name="P18">Place proximity detonated mine</text:p>
        </text:list-item>
        <text:list-item>
          <text:p text:style-name="P18">Fire/use other specialized weapons acquired during the game</text:p>
        </text:list-item>
      </text:list>
      <text:p text:style-name="P4"/>
      <text:p text:style-name="P4">The visual entities present in the game scene include:</text:p>
      <text:list xml:id="list32680624" text:style-name="L4">
        <text:list-item>
          <text:p text:style-name="P15">Your distant home planet</text:p>
        </text:list-item>
        <text:list-item>
          <text:p text:style-name="P15">Your spacecraft</text:p>
        </text:list-item>
        <text:list-item>
          <text:p text:style-name="P15">Enemy spacecraft</text:p>
        </text:list-item>
        <text:list-item>
          <text:p text:style-name="P15">Asteroids</text:p>
        </text:list-item>
        <text:list-item>
          <text:p text:style-name="P15">Background starscape</text:p>
        </text:list-item>
        <text:list-item>
          <text:p text:style-name="P15">Gun projectiles</text:p>
        </text:list-item>
        <text:list-item>
          <text:p text:style-name="P19">Missile projectiles</text:p>
        </text:list-item>
        <text:list-item>
          <text:p text:style-name="P19">Proximity mines</text:p>
        </text:list-item>
        <text:list-item>
          <text:p text:style-name="P19">Additional space background: Moon, Sun, Galaxies, Nebulas, etc.</text:p>
        </text:list-item>
        <text:list-item>
          <text:p text:style-name="P19">Possible visual special effects such as explosions</text:p>
        </text:list-item>
        <text:list-item>
          <text:p text:style-name="P19">Cockpit with various heads up displays</text:p>
        </text:list-item>
      </text:list>
      <text:p text:style-name="P4"/>
      <text:p text:style-name="P4">This game will continually challenge the user both physically and mentally, combining the quick reflexes, accuracy and timing demanded by a twitch-based action game, with the cerebral component of devising an effective defense strategy for warding off imminent doom.</text:p>
      <text:p text:style-name="P4"/>
      <text:p text:style-name="P2">Development Challenges</text:p>
      <text:p text:style-name="P2"/>
      <text:p text:style-name="P7">JOGL</text:p>
      <text:p text:style-name="P4">As neither member of our team has previously written any substantial program in 3D, or even OpenGL, this project will necessarily have many potential sticking points. <text:s/>First and foremost of which will be learning to use the OpenGL and JOGL libraries while simultaneously creating a game from scratch. <text:s/></text:p>
      <text:p text:style-name="P4"/>
      <text:p text:style-name="P7">Rendering</text:p>
      <text:p text:style-name="P4">The rendering of the scene using OpenGL will have many unique challenges, many related to complex geometry calculations, including:</text:p>
      <text:list xml:id="list32686991" text:style-name="L5">
        <text:list-item>
          <text:p text:style-name="P26">Creating objects from primitive shapes such as points, lines, and polygons.</text:p>
        </text:list-item>
        <text:list-item>
          <text:p text:style-name="P26">Calculating normals for shading and collisions.</text:p>
        </text:list-item>
        <text:list-item>
          <text:p text:style-name="P26">Vertex and fragment lighting, coloring and shading.</text:p>
        </text:list-item>
        <text:list-item>
          <text:p text:style-name="P20">Loading rendering data into vertex buffer objects for direct upload onto graphics hardware, yielding better performance.</text:p>
        </text:list-item>
        <text:list-item>
          <text:p text:style-name="P20">Applying textures and/or bumpmaps.</text:p>
        </text:list-item>
        <text:list-item>
          <text:p text:style-name="P20">Loading modeling data files for objects with complex geometries (.3ds, .obj, etc).</text:p>
        </text:list-item>
      </text:list>
      <text:p text:style-name="P6"/>
      <text:p text:style-name="P7">Modeling Transformations</text:p>
      <text:p text:style-name="P6">Because we are implementing our game in 3D, we will have additional geometry challenges related to accurately transforming all of the game objects to their correct positions. This involves various affine transformations such as scaling, translation and rotation. The complexity increases when you consider the number of coordinate spaces involved, including:</text:p>
      <text:list xml:id="list32663277" text:style-name="L6">
        <text:list-item>
          <text:p text:style-name="P27">World coordinates</text:p>
        </text:list-item>
        <text:list-item>
          <text:p text:style-name="P27">Individual object coordinates</text:p>
        </text:list-item>
        <text:list-item>
          <text:p text:style-name="P27">Camera coordinates</text:p>
        </text:list-item>
        <text:list-item>
          <text:p text:style-name="P27"><text:soft-page-break/>Texture/Bumpmap coordinates</text:p>
        </text:list-item>
      </text:list>
      <text:p text:style-name="P6"/>
      <text:p text:style-name="P7">Collision Detection</text:p>
      <text:p text:style-name="P6">We will also be faced with the familiar problem of collision detection and resolution between rigid bodies, with the added complexity of using 3D objects made up of polygons with many faces. This will most likely be another primary hurdle if we use objects with more than very basic geometries. </text:p>
      <text:p text:style-name="P6"/>
      <text:p text:style-name="P6">One simple solution to this problem would be to use basic bounding surfaces such as spheres or boxes for our collisions. However, if we want more realistic behavior from our game objects, we will again have to use complicated geometry to implement accurate collision detection. </text:p>
      <text:p text:style-name="P6"/>
      <text:p text:style-name="P6">If the user is skilled enough to remain alive for a significant amount of time, the world will eventually fill up with more and more game objects. This will ultimately lead to performance issues if we are constantly testing for collisions between all objects in our game world. <text:s/>This offers another opportunity for improvement on our high bar by implementing some form of optimization technique, such as organizing our objects using efficient data structures, like a k-d tree.</text:p>
      <text:p text:style-name="P6"/>
      <text:p text:style-name="P7">Collision Response</text:p>
      <text:p text:style-name="P37">The level of complexity for collision resolution will depend on how realistic we want our game behavior to be. <text:s/>If we intend to simulate realistic physics for our high bar implementation, we are again faced with using complicated mathematics to compute the correct reflection direction and velocity after a collision. This will require us to simulate various physics principles such as center of mass, moment of inertia and angular momentum using Euler equations.</text:p>
      <text:p text:style-name="P6"/>
      <text:p text:style-name="P2">Timeline</text:p>
      <text:p text:style-name="P3"/>
      <text:p text:style-name="P4">In order to maintain sufficient progress throughout development, we plan to complete our game incrementally following the tentative schedule below.</text:p>
      <text:p text:style-name="P4"/>
      <text:p text:style-name="P42"/>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9">Milestone</text:p>
          </table:table-cell>
          <table:table-cell table:style-name="Table1.A1" table:number-columns-spanned="2" office:value-type="string">
            <text:p text:style-name="P9">Tasks Involved</text:p>
          </table:table-cell>
          <table:covered-table-cell/>
          <table:table-cell table:style-name="Table1.D1" table:number-rows-spanned="2" office:value-type="string">
            <text:p text:style-name="P9">Estimated Date of Completion</text:p>
          </table:table-cell>
        </table:table-row>
        <table:table-row>
          <table:covered-table-cell/>
          <table:table-cell table:style-name="Table1.A2" office:value-type="string">
            <text:p text:style-name="P9">Task Description</text:p>
          </table:table-cell>
          <table:table-cell table:style-name="Table1.A2" office:value-type="string">
            <text:p text:style-name="P9">Team Member(s) Responsible</text:p>
          </table:table-cell>
          <table:covered-table-cell/>
        </table:table-row>
        <table:table-row>
          <table:table-cell table:style-name="Table1.A3" table:number-rows-spanned="7" office:value-type="string">
            <text:p text:style-name="P8">Alpha Milestone:</text:p>
            <text:list xml:id="list34392322" text:style-name="L10">
              <text:list-item>
                <text:p text:style-name="P44">Camera positioned for third-person perspective</text:p>
              </text:list-item>
              <text:list-item>
                <text:p text:style-name="P44">Visible spacecraft in 3D environment</text:p>
              </text:list-item>
              <text:list-item>
                <text:p text:style-name="P44">Fully functional navigational controls</text:p>
              </text:list-item>
              <text:list-item>
                <text:p text:style-name="P44">Functional ship-board guns</text:p>
              </text:list-item>
              <text:list-item>
                <text:p text:style-name="P44">Space background rendered</text:p>
              </text:list-item>
            </text:list>
          </table:table-cell>
          <table:table-cell table:style-name="Table1.B3" office:value-type="string">
            <text:p text:style-name="P8">Handle camera translations/rotations for third-person perspective</text:p>
          </table:table-cell>
          <table:table-cell table:style-name="Table1.B3" office:value-type="string">
            <text:p text:style-name="P8">Justin</text:p>
          </table:table-cell>
          <table:table-cell table:style-name="Table1.D3" table:number-rows-spanned="7" office:value-type="string">
            <text:p text:style-name="P8">Friday</text:p>
            <text:p text:style-name="P8">11/18/11</text:p>
          </table:table-cell>
        </table:table-row>
        <table:table-row>
          <table:covered-table-cell/>
          <table:table-cell table:style-name="Table1.B3" office:value-type="string">
            <text:p text:style-name="P8">Draw spacecraft</text:p>
          </table:table-cell>
          <table:table-cell table:style-name="Table1.B3" office:value-type="string">
            <text:p text:style-name="P8">Alex</text:p>
          </table:table-cell>
          <table:covered-table-cell/>
        </table:table-row>
        <table:table-row>
          <table:covered-table-cell/>
          <table:table-cell table:style-name="Table1.B3" office:value-type="string">
            <text:p text:style-name="P8">Handle Key/Mouse press events</text:p>
          </table:table-cell>
          <table:table-cell table:style-name="Table1.B3" office:value-type="string">
            <text:p text:style-name="P8">Justin</text:p>
          </table:table-cell>
          <table:covered-table-cell/>
        </table:table-row>
        <table:table-row>
          <table:covered-table-cell/>
          <table:table-cell table:style-name="Table1.B3" office:value-type="string">
            <text:p text:style-name="P8">Map navigational controls to movement in the designated direction.</text:p>
          </table:table-cell>
          <table:table-cell table:style-name="Table1.B3" office:value-type="string">
            <text:p text:style-name="P8">Justin</text:p>
          </table:table-cell>
          <table:covered-table-cell/>
        </table:table-row>
        <table:table-row>
          <table:covered-table-cell/>
          <table:table-cell table:style-name="Table1.B3" office:value-type="string">
            <text:p text:style-name="P8">Handle ship movement using 3D translations and rotations</text:p>
          </table:table-cell>
          <table:table-cell table:style-name="Table1.B3" office:value-type="string">
            <text:p text:style-name="P8">Justin</text:p>
          </table:table-cell>
          <table:covered-table-cell/>
        </table:table-row>
        <table:table-row>
          <table:covered-table-cell/>
          <table:table-cell table:style-name="Table1.B3" office:value-type="string">
            <text:p text:style-name="P8">Draw sphere representing home world (Possibly Textured)</text:p>
          </table:table-cell>
          <table:table-cell table:style-name="Table1.B3" office:value-type="string">
            <text:p text:style-name="P8">Alex</text:p>
          </table:table-cell>
          <table:covered-table-cell/>
        </table:table-row>
        <table:table-row>
          <table:covered-table-cell/>
          <table:table-cell table:style-name="Table1.B3" office:value-type="string">
            <text:p text:style-name="P8">Draw immobile background starscape</text:p>
          </table:table-cell>
          <table:table-cell table:style-name="Table1.B3" office:value-type="string">
            <text:p text:style-name="P8">Alex</text:p>
          </table:table-cell>
          <table:covered-table-cell/>
        </table:table-row>
        <table:table-row>
          <table:table-cell table:style-name="Table1.A10" table:number-columns-spanned="3" office:value-type="string">
            <text:p text:style-name="P48">Project Alpha Due</text:p>
          </table:table-cell>
          <table:covered-table-cell/>
          <table:covered-table-cell/>
          <table:table-cell table:style-name="Table1.D10" office:value-type="string">
            <text:p text:style-name="P48">Friday</text:p>
            <text:p text:style-name="P48">11/18/11</text:p>
          </table:table-cell>
        </table:table-row>
        <table:table-row>
          <table:table-cell table:style-name="Table1.A3" table:number-rows-spanned="6" office:value-type="string">
            <text:p text:style-name="P8">Beta Milestone:</text:p>
            <text:list xml:id="list34495023" text:style-name="L11">
              <text:list-item>
                <text:p text:style-name="P45">Camera positioned for first-person perspective</text:p>
              </text:list-item>
              <text:list-item>
                <text:p text:style-name="P45">Enemy ships visible and mobile</text:p>
              </text:list-item>
              <text:list-item>
                <text:p text:style-name="P45">Asteroids visible and <text:s/>mobile</text:p>
              </text:list-item>
              <text:list-item>
                <text:p text:style-name="P45">Collisions detected</text:p>
              </text:list-item>
            </text:list>
          </table:table-cell>
          <table:table-cell table:style-name="Table1.B3" office:value-type="string">
            <text:p text:style-name="P8">Handle camera translations/rotations for first-person perspective</text:p>
          </table:table-cell>
          <table:table-cell table:style-name="Table1.B3" office:value-type="string">
            <text:p text:style-name="P8">Justin</text:p>
          </table:table-cell>
          <table:table-cell table:style-name="Table1.D3" office:value-type="string">
            <text:p text:style-name="P8"/>
          </table:table-cell>
        </table:table-row>
        <table:table-row>
          <table:covered-table-cell/>
          <table:table-cell table:style-name="Table1.B3" office:value-type="string">
            <text:p text:style-name="P8">Draw enemy ships</text:p>
          </table:table-cell>
          <table:table-cell table:style-name="Table1.B3" office:value-type="string">
            <text:p text:style-name="P8">Alex</text:p>
          </table:table-cell>
          <table:table-cell table:style-name="Table1.D3" table:number-rows-spanned="5" office:value-type="string">
            <text:p text:style-name="P8">Friday</text:p>
            <text:p text:style-name="P8">11/25/11</text:p>
          </table:table-cell>
        </table:table-row>
        <table:table-row>
          <table:covered-table-cell/>
          <table:table-cell table:style-name="Table1.B3" office:value-type="string">
            <text:p text:style-name="P8">Draw asteroid</text:p>
          </table:table-cell>
          <table:table-cell table:style-name="Table1.B3" office:value-type="string">
            <text:p text:style-name="P8">Alex</text:p>
          </table:table-cell>
          <table:covered-table-cell/>
        </table:table-row>
        <table:table-row>
          <table:covered-table-cell/>
          <table:table-cell table:style-name="Table1.B3" office:value-type="string">
            <text:p text:style-name="P8">Program enemy movement</text:p>
          </table:table-cell>
          <table:table-cell table:style-name="Table1.B3" office:value-type="string">
            <text:p text:style-name="P8">Alex</text:p>
          </table:table-cell>
          <table:covered-table-cell/>
        </table:table-row>
        <table:table-row>
          <table:covered-table-cell/>
          <table:table-cell table:style-name="Table1.B3" office:value-type="string">
            <text:p text:style-name="P8">Program asteroid movement</text:p>
          </table:table-cell>
          <table:table-cell table:style-name="Table1.B3" office:value-type="string">
            <text:p text:style-name="P8">Alex</text:p>
          </table:table-cell>
          <table:covered-table-cell/>
        </table:table-row>
        <table:table-row>
          <table:covered-table-cell/>
          <table:table-cell table:style-name="Table1.B3" office:value-type="string">
            <text:p text:style-name="P8">Compute collision point</text:p>
          </table:table-cell>
          <table:table-cell table:style-name="Table1.B3" office:value-type="string">
            <text:p text:style-name="P8">Justin</text:p>
          </table:table-cell>
          <table:covered-table-cell/>
        </table:table-row>
        <table:table-row>
          <table:table-cell table:style-name="Table1.A10" table:number-columns-spanned="3" office:value-type="string">
            <text:p text:style-name="P48">Project 2 Updates</text:p>
          </table:table-cell>
          <table:covered-table-cell/>
          <table:covered-table-cell/>
          <table:table-cell table:style-name="Table1.D10" office:value-type="string">
            <text:p text:style-name="P48">Monday 11/28/11</text:p>
          </table:table-cell>
        </table:table-row>
        <table:table-row>
          <table:table-cell table:style-name="Table1.A3" table:number-rows-spanned="8" office:value-type="string">
            <text:p text:style-name="P8">Release Milestone:</text:p>
            <text:list xml:id="list34520938" text:style-name="L12">
              <text:list-item>
                <text:p text:style-name="P46">Collisions resolved</text:p>
              </text:list-item>
              <text:list-item>
                <text:p text:style-name="P46">Completed graphics</text:p>
              </text:list-item>
              <text:list-item>
                <text:p text:style-name="P46">Ability to restart the game</text:p>
              </text:list-item>
              <text:list-item>
                <text:p text:style-name="P46">Point tracking</text:p>
              </text:list-item>
              <text:list-item>
                <text:p text:style-name="P46">High score tracking</text:p>
              </text:list-item>
              <text:list-item>
                <text:p text:style-name="P46">Visual Effects</text:p>
              </text:list-item>
              <text:list-item>
                <text:p text:style-name="P46">Sound Effects</text:p>
              </text:list-item>
              <text:list-item>
                <text:p text:style-name="P46">All controls and cheats implemented</text:p>
              </text:list-item>
              <text:list-item>
                <text:p text:style-name="P46">Fully functioning game</text:p>
              </text:list-item>
            </text:list>
          </table:table-cell>
          <table:table-cell table:style-name="Table1.B3" office:value-type="string">
            <text:p text:style-name="P8">Program collision response/resolution</text:p>
          </table:table-cell>
          <table:table-cell table:style-name="Table1.B3" office:value-type="string">
            <text:p text:style-name="P8">Justin</text:p>
          </table:table-cell>
          <table:table-cell table:style-name="Table1.D3" table:number-rows-spanned="8" office:value-type="string">
            <text:p text:style-name="P8">12/7/11</text:p>
          </table:table-cell>
        </table:table-row>
        <table:table-row>
          <table:covered-table-cell/>
          <table:table-cell table:style-name="Table1.B3" office:value-type="string">
            <text:p text:style-name="P8">Add textures (optional)</text:p>
          </table:table-cell>
          <table:table-cell table:style-name="Table1.B3" office:value-type="string">
            <text:p text:style-name="P8">Alex</text:p>
          </table:table-cell>
          <table:covered-table-cell/>
        </table:table-row>
        <table:table-row>
          <table:covered-table-cell/>
          <table:table-cell table:style-name="Table1.B3" office:value-type="string">
            <text:p text:style-name="P8">Program End/Restart game functionality</text:p>
          </table:table-cell>
          <table:table-cell table:style-name="Table1.B3" office:value-type="string">
            <text:p text:style-name="P8">Justin</text:p>
          </table:table-cell>
          <table:covered-table-cell/>
        </table:table-row>
        <table:table-row>
          <table:covered-table-cell/>
          <table:table-cell table:style-name="Table1.B3" office:value-type="string">
            <text:p text:style-name="P8">Track scores</text:p>
          </table:table-cell>
          <table:table-cell table:style-name="Table1.B3" office:value-type="string">
            <text:p text:style-name="P8">Alex</text:p>
          </table:table-cell>
          <table:covered-table-cell/>
        </table:table-row>
        <table:table-row>
          <table:covered-table-cell/>
          <table:table-cell table:style-name="Table1.B3" office:value-type="string">
            <text:p text:style-name="P8">Display scores</text:p>
          </table:table-cell>
          <table:table-cell table:style-name="Table1.B3" office:value-type="string">
            <text:p text:style-name="P8">Alex</text:p>
          </table:table-cell>
          <table:covered-table-cell/>
        </table:table-row>
        <table:table-row>
          <table:covered-table-cell/>
          <table:table-cell table:style-name="Table1.B3" office:value-type="string">
            <text:p text:style-name="P8">Handel key press events for cheats</text:p>
          </table:table-cell>
          <table:table-cell table:style-name="Table1.B3" office:value-type="string">
            <text:p text:style-name="P8">Justin</text:p>
          </table:table-cell>
          <table:covered-table-cell/>
        </table:table-row>
        <table:table-row>
          <table:covered-table-cell/>
          <table:table-cell table:style-name="Table1.B3" office:value-type="string">
            <text:p text:style-name="P8">Program sound effects</text:p>
          </table:table-cell>
          <table:table-cell table:style-name="Table1.B3" office:value-type="string">
            <text:p text:style-name="P8">Alex</text:p>
          </table:table-cell>
          <table:covered-table-cell/>
        </table:table-row>
        <table:table-row>
          <table:covered-table-cell/>
          <table:table-cell table:style-name="Table1.B3" office:value-type="string">
            <text:p text:style-name="P8">Splash Screen</text:p>
          </table:table-cell>
          <table:table-cell table:style-name="Table1.B3" office:value-type="string">
            <text:p text:style-name="P8">Alex</text:p>
          </table:table-cell>
          <table:covered-table-cell/>
        </table:table-row>
        <table:table-row>
          <table:table-cell table:style-name="Table1.A26" office:value-type="string">
            <text:p text:style-name="P48">Game Showcase</text:p>
          </table:table-cell>
          <table:table-cell table:style-name="Table1.B26" office:value-type="string">
            <text:p text:style-name="P8">Program introductory tutorial</text:p>
          </table:table-cell>
          <table:table-cell table:style-name="Table1.B26" office:value-type="string">
            <text:p text:style-name="P8">Justin</text:p>
          </table:table-cell>
          <table:table-cell table:style-name="Table1.D26" office:value-type="string">
            <text:p text:style-name="P48">Wed. 12/7/11</text:p>
          </table:table-cell>
        </table:table-row>
      </table:table>
      <text:p text:style-name="P2"><text:soft-page-break/>Technical Showpieces</text:p>
      <text:p text:style-name="P5"/>
      <text:p text:style-name="P7">Showpiece 1: 3D Environment</text:p>
      <text:p text:style-name="P7"><text:span text:style-name="T3">Our first technical showpiece encompasses all the operations necessary to implement a dynamic, scrolling world in 3 dimensions. Because we are using the low-level openGL graphics libraries, rather than an off-the-shelf, high-level game engine, we must manually perform much of the complicated functions involved in maintaining the appropriate game and viewing conditions, and rendering the scene to the game window. </text:span></text:p>
      <text:p text:style-name="P7"><text:span text:style-name="T3"/></text:p>
      <text:p text:style-name="P7"><text:span text:style-name="T3">Simply creating the objects and putting them in their correct positions involves the following topics and operations:</text:span></text:p>
      <text:list xml:id="list38494716" text:style-name="L14">
        <text:list-item>
          <text:p text:style-name="P32"><text:span text:style-name="T3">Modeling shapes with Polygonal Meshes</text:span></text:p>
          <text:list>
            <text:list-item>
              <text:p text:style-name="P32"><text:span text:style-name="T3">Calculating vertex and normal information</text:span></text:p>
            </text:list-item>
            <text:list-item>
              <text:p text:style-name="P32"><text:span text:style-name="T3">Assembling objects from geometry primitives</text:span></text:p>
            </text:list-item>
            <text:list-item>
              <text:p text:style-name="P21"><text:span text:style-name="T4">Storing object information in vertex buffer objects to be loaded onto the graphics hardware</text:span></text:p>
            </text:list-item>
          </text:list>
        </text:list-item>
      </text:list>
      <text:list xml:id="list38367523" text:style-name="L13">
        <text:list-item>
          <text:p text:style-name="P31"><text:span text:style-name="T3">Transformations of objects with 9 degrees of freedom (df)</text:span></text:p>
          <text:list>
            <text:list-item>
              <text:p text:style-name="P31"><text:span text:style-name="T3">Translations in world coordinates (3 df)</text:span></text:p>
            </text:list-item>
            <text:list-item>
              <text:p text:style-name="P31"><text:span text:style-name="T3">Object rotations in local coordinates (3 df)</text:span></text:p>
            </text:list-item>
            <text:list-item>
              <text:p text:style-name="P31"><text:span text:style-name="T3">Object rotations in world coordinates (3 df)</text:span></text:p>
            </text:list-item>
          </text:list>
        </text:list-item>
        <text:list-item>
          <text:p text:style-name="P31"><text:span text:style-name="T3">Three-dimensional viewing</text:span></text:p>
          <text:list>
            <text:list-item>
              <text:p text:style-name="P31"><text:span text:style-name="T3">Transformation of the camera with 6 df</text:span></text:p>
              <text:list>
                <text:list-item>
                  <text:p text:style-name="P31"><text:span text:style-name="T3">Translations in world coordinates (3 df)</text:span></text:p>
                </text:list-item>
                <text:list-item>
                  <text:p text:style-name="P31"><text:span text:style-name="T3">Rotations in world coordinates (3 df)</text:span></text:p>
                </text:list-item>
              </text:list>
            </text:list-item>
            <text:list-item>
              <text:p text:style-name="P31"><text:span text:style-name="T3">Perspective projections</text:span></text:p>
            </text:list-item>
          </text:list>
        </text:list-item>
      </text:list>
      <text:p text:style-name="P4"/>
      <text:p text:style-name="P4">Once we have correctly updated our game model, rendering our objects on the screen involves another set of complications, including:</text:p>
      <text:list xml:id="list38613369" text:style-name="L15">
        <text:list-item>
          <text:p text:style-name="P33">Creating light sources</text:p>
        </text:list-item>
        <text:list-item>
          <text:p text:style-name="P33">Creating shading models</text:p>
        </text:list-item>
        <text:list-item>
          <text:p text:style-name="P33">Hidden surface removal</text:p>
        </text:list-item>
        <text:list-item>
          <text:p text:style-name="P22">Textures and bumpmaps</text:p>
        </text:list-item>
      </text:list>
      <text:p text:style-name="P4"/>
      <text:p text:style-name="P7">Showpiece 2: Collisions</text:p>
      <text:p text:style-name="P7"><text:span text:style-name="T3">Since we are building our game from the ground up, we will also be implementing our own collision detection and resolution behavior. Different techniques will be used based on the types of game objects involved, including the following collision categories:</text:span></text:p>
      <text:list xml:id="list38679070" text:style-name="L16">
        <text:list-item>
          <text:p text:style-name="P34"><text:span text:style-name="T3">Sphere collision detection using the line intersection test.</text:span></text:p>
        </text:list-item>
        <text:list-item>
          <text:p text:style-name="P34"><text:span text:style-name="T3">Weapon collision detection using ray tracing.</text:span></text:p>
        </text:list-item>
        <text:list-item>
          <text:p text:style-name="P34"><text:span text:style-name="T3">Convex polygon collision detection using the separating axis theorem.</text:span></text:p>
          <text:list>
            <text:list-item>
              <text:p text:style-name="P34"><text:span text:style-name="T3">Position of collision between moving bodies determined using the bisection method.</text:span></text:p>
            </text:list-item>
          </text:list>
        </text:list-item>
      </text:list>
      <text:p text:style-name="P6"><text:span text:style-name="T3"/></text:p>
      <text:p text:style-name="P6"><text:span text:style-name="T3">We will further improve our collision detection algorithm by applying the following optimization techniques and data structures:</text:span></text:p>
      <text:list xml:id="list39187367" text:style-name="L17">
        <text:list-item>
          <text:p text:style-name="P23"><text:span text:style-name="T4">Space partitioning of objects using a k-d tree.</text:span></text:p>
        </text:list-item>
        <text:list-item>
          <text:p text:style-name="P23"><text:span text:style-name="T4">Course grain check for potential collisions using the plane sweep test on objects' bounding surfaces.</text:span></text:p>
        </text:list-item>
      </text:list>
      <text:p text:style-name="P2"><text:soft-page-break/>High Bar</text:p>
      <text:p text:style-name="P4"/>
      <text:p text:style-name="P4">For the high-bar implementation of our game, there are many additional features and development techniques we may include. <text:s/>All features listed above in bold could be potential options for inclusion in our high-bar. Additional gameplay features might include:</text:p>
      <text:list xml:id="list32678993" text:style-name="L9">
        <text:list-item>
          <text:p text:style-name="P30">Bonus weapons/shields/powerups dispersed through the level or dropped by destroyed enemies.</text:p>
        </text:list-item>
        <text:list-item>
          <text:p text:style-name="P30">Requiring you to refuel your ship by picking up powerups dispersed throughout the game or dropped by enemies. </text:p>
        </text:list-item>
        <text:list-item>
          <text:p text:style-name="P30">Enemies using path-finding to maintain tactical positions when in proximity of the user's ship.</text:p>
          <text:p text:style-name="P30"><text:span text:style-name="T2"/></text:p>
        </text:list-item>
      </text:list>
      <text:p text:style-name="P41"><text:span text:style-name="T2">References</text:span></text:p>
      <text:p text:style-name="P2"><text:span text:style-name="T1"/></text:p>
      <text:p text:style-name="P3"><text:span text:style-name="T1">Resources which may be referenced in our game implementation include the following books and web pages.</text:span></text:p>
      <text:list xml:id="list39572842" text:style-name="L19">
        <text:list-item>
          <text:p text:style-name="P36"><text:span text:style-name="T1">Rabin, Steve. </text:span><text:span text:style-name="T6">Introduction to Game Development: Second Edition</text:span><text:span text:style-name="T3">. Boston, MA: Course Technology, a part of Cengage Learning, 2010.</text:span></text:p>
        </text:list-item>
        <text:list-item>
          <text:p text:style-name="P36"><text:span text:style-name="T3">Hill, F.S., Jr. and Stephen M. Kelley. </text:span><text:span text:style-name="T6">Computer Graphics using OpenGL: Third Edition</text:span><text:span text:style-name="T3">. New Jersey: Pearson Education, Inc., 2007.</text:span></text:p>
        </text:list-item>
        <text:list-item>
          <text:p text:style-name="P36"><text:span text:style-name="T3">Moore, Andrew W. </text:span><text:span text:style-name="T6">An Introductory Tutorial on kd-Trees</text:span><text:span text:style-name="T3">. Carnegie Mellon University. &lt;</text:span><text:a xlink:type="simple" xlink:href="http://www.autonlab.org/autonweb/14665/version/2/part/5/data/moore-tutorial.pdf?branch=main&amp;language=en"><text:span text:style-name="T3">http://www.autonlab.org/autonweb/14665/version/2/part/5/data/moore-tutorial.pdf?branch=main&amp;language=en</text:span></text:a><text:span text:style-name="T3">&gt;</text:span></text:p>
        </text:list-item>
        <text:list-item>
          <text:p text:style-name="P36"><text:span text:style-name="T3">Chandran, Sharat. </text:span><text:span text:style-name="T6">Introduction to kd-trees. </text:span><text:span text:style-name="T3">University of Maryland Department of Computer Science. &lt;</text:span><text:a xlink:type="simple" xlink:href="http://www.cs.umd.edu/class/spring2002/cmsc420-0401/pbasic.pdf"><text:span text:style-name="T3">http://www.cs.umd.edu/class/spring2002/cmsc420-0401/pbasic.pdf</text:span></text:a><text:span text:style-name="T3">&gt;</text:span></text:p>
        </text:list-item>
        <text:list-item>
          <text:p text:style-name="P39"><text:a xlink:type="simple" xlink:href="http://www.geometrictools.com/">http://www.geometrictools.com/</text:a></text:p>
        </text:list-item>
        <text:list-item>
          <text:p text:style-name="P39"><text:a xlink:type="simple" xlink:href="http://nehe.gamedev.net/tutorial/collision_detection/17005/">http://nehe.gamedev.net/tutorial/collision_detection/17005/</text:a></text:p>
        </text:list-item>
      </text:list>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Justin Ard</text:p>
        <text:p text:style-name="MP1">Alex Thomas</text:p>
        <text:p text:style-name="MP1">11/2/11</text:p>
        <text:p text:style-name="MP1">Project 2 Propos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1T21:31:34.60</meta:creation-date>
    <dc:date>2011-11-02T20:00:29.29</dc:date>
    <meta:editing-duration>PT13H37M50S</meta:editing-duration>
    <meta:editing-cycles>178</meta:editing-cycles>
    <meta:generator>OpenOffice.org/3.3$Win32 OpenOffice.org_project/330m20$Build-9567</meta:generator>
    <meta:document-statistic meta:table-count="1" meta:image-count="0" meta:object-count="0" meta:page-count="6" meta:paragraph-count="188" meta:word-count="1741" meta:character-count="11547"/>
  </office:meta>
</office:document-meta>
</file>